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0.026cm" svg:y1="11.745cm" svg:x2="14.086cm" svg:y2="11.745cm">
          <text:p/>
        </draw:line>
        <draw:path draw:style-name="gr1" draw:layer="layout" svg:width="14.052cm" svg:height="1.865cm" svg:x="0.03cm" svg:y="2.366cm" svg:viewBox="0 0 14053 1866" svg:d="M0 0l1189 613M1189 613l1241 497M2430 1110l1284 376M3714 1486l1313 253M5027 1739l1331 127M6358 1866h1337M7695 1866l1331-127M9026 1739l1313-253M10339 1486l1283-376M11622 1110l1242-497M12864 613l1189-613">
          <text:p/>
        </draw:path>
        <draw:line draw:style-name="gr1" draw:layer="layout" svg:x1="0.026cm" svg:y1="2.372cm" svg:x2="0.026cm" svg:y2="11.745cm">
          <text:p/>
        </draw:line>
        <draw:line draw:style-name="gr1" draw:layer="layout" svg:x1="14.085cm" svg:y1="2.372cm" svg:x2="14.085cm" svg:y2="11.7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"/>
    <meta:generator>LibreOffice/4.3.3.2$Linux_x86 LibreOffice_project/430m0$Build-2</meta:generator>
  </office:meta>
</office:document-meta>
</file>